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margin-left="0cm" fo:margin-right="0cm" fo:text-align="start" style:justify-single-word="false" fo:text-indent="0cm"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8" style:family="paragraph" style:parent-style-name="Standard">
      <style:paragraph-properties fo:margin-left="1.455cm" fo:margin-right="0cm" fo:text-align="start" style:justify-single-word="false" fo:text-indent="-1.455cm"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9" style:family="paragraph" style:parent-style-name="Standard">
      <style:paragraph-properties fo:margin-left="1.455cm" fo:margin-right="0cm" fo:text-align="start" style:justify-single-word="false" fo:text-indent="-1.455cm" style:auto-text-indent="false">
        <style:tab-stops/>
      </style:paragraph-properties>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0"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ssier de Validation</text:p>
      <text:p text:style-name="P1"/>
      <text:p text:style-name="P2">Groupe 6 : Banwarth, Briot, Couly, Eynard, Guiroux, Portaz</text:p>
      <text:p text:style-name="P2"/>
      <text:p text:style-name="P2"/>
      <text:p text:style-name="P2"/>
      <text:p text:style-name="P6">I Les niveaux de difficultés du Joueur Ordinateur</text:p>
      <text:p text:style-name="P4"/>
      <text:p text:style-name="P5"><text:tab/>Pour ce projet, trois niveaux de difficultés ont été développés : Facile, Intermédiaire, Difficile. Chaque niveau est découpé en trois phases basées sur les différentes phases de jeu. La première phase consiste à poser les pingouins de chaque joueur sur le plateau de jeu. La seconde est celle qui consiste à déplacer ses pingouins pour marquer des points et mettre en difficulté ses adversaires. Enfin la dernière phase est amorcée lorsque tous les pingouins sont sur des îlots, c'est-à-dire que les pingouins sont isolés sur des regroupements de cases de poissons sans aucun adversaire sur le même îlot. Le but est alors de récupérer le plus de poissons.</text:p>
      <text:p text:style-name="P5"/>
      <text:h text:style-name="P10" text:outline-level="3">Traitement des phases : </text:h>
      <text:p text:style-name="P5"/>
      <text:p text:style-name="P8">Phase 1, Positionnement : Chaque niveau de difficulté fonctionne de la même manière sur le positionnement des pingouins. Lors des différentes parties que nous avons réalisé entre les membres de notre équipe, mais aussi avec les Joueurs Ordinateur, nous avons constaté que le joueur commençant la partie en essayant de ramasser les cases avec le plus de poissons prenait une bonne avance pour gagner la partie. Nous avons alors décidé de positionner les pingouins des Joueurs Ordinateur dans des « zones chaudes », c'est-à-dire des cases de un poisson dont la somme des poissons des cases voisines est la maximum. Cette décision permet aux différents pingouins d'être en position favorable pour récupérer des cases avec deux ou trois poissons en début de partie.</text:p>
      <text:p text:style-name="P8"/>
      <text:p text:style-name="P8">Phase 2, Jeu : Dans cette phase, le joueur facile a pour but de récupérer un maximum de poissons. Il va donc chercher dans ses coups possibles, ceux qui lui rapportent un maximum de point et en choisir un au hasard.</text:p>
      <text:p text:style-name="P8"><text:tab/><text:tab/>Le joueur intermédiaire et le joueur difficile vont avoir le même comportement. Il vont exécuter l'algorithme du Minimax à profondeur incrémental. Le minimax à profondeur incrémental utilise l'algorithme du minimax mais dans un temps donné. Autrement dit, le joueur ordinateur lance le minimax avec une profondeur de 1, s'il a encore du temps, il lance le minimax avec une profondeur de 2 et ainsi de suite jusqu'à qu'il consomme lui temps qu'on lui avait autorisé. Le résultat renvoyé est celui où le minimax avec le plus de profondeur a testé toute les possibilités. La différence entre ces deux niveaux de difficultés réside dans le fait que le joueur intermédiaire va s'exécuter pendant une seconde tandis que le difficile s'exécute pendant cinq secondes. La fonction d'évaluation du difficile est aussi plus complexe.</text:p>
      <text:p text:style-name="P8"/>
      <text:p text:style-name="P8"><text:soft-page-break/></text:p>
      <text:p text:style-name="P8"/>
      <text:p text:style-name="P8"/>
      <text:p text:style-name="P8">Phase 3, Parcours des îlots : Le joueur facile continu de récupérer une case avec un maximum de poissons sans se soucier de savoir s'il récupère toutes les cases de l'îlot.</text:p>
      <text:p text:style-name="P8"><text:tab/>Un algorithme a été développé pour l'intermédiaire et le difficile. Cette phase a été assez délicate à implémenter car il fallait trouver un algorithme qui permette de trouver le meilleur chemin sur un îlot pour récupérer tout les poissons (problème du chemin Hamiltonien). Tout d'abord, nous avons implémenté un algorithme parcourant tout les chemins possibles et sélectionnant celui qui récupère le plus de poissons. Le problème est que le nombre de chemins possibles est une donnée très importante, donc parcourir tout les chemins possibles prend un temps trop élevé pour être traité. La seconde solution développée, qui fut la bonne, consiste à réaliser un nombre élevé de parcours aléatoire et de renvoyer le parcours qui maximise le score. Avec un nombre de parcours de 200000 environ, on trouve généralement la solution dans un temps quasiment instantané. Nous nous arrêtons dans notre parcours lorsque nous trouvons le score maximale pouvant être atteint (nombre de poissons sur l'îlot).</text:p>
      <text:p text:style-name="P8"/>
      <text:p text:style-name="P9">II Traitement des données de tes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3-06-07T13:24:45</meta:creation-date>
    <meta:generator>LibreOffice/3.5$Linux_X86_64 LibreOffice_project/350m1$Build-2</meta:generator>
    <dc:date>2013-06-08T11:59:57</dc:date>
    <meta:editing-duration>PT51M20S</meta:editing-duration>
    <meta:editing-cycles>9</meta:editing-cycles>
    <meta:document-statistic meta:table-count="0" meta:image-count="0" meta:object-count="0" meta:page-count="2" meta:paragraph-count="11" meta:word-count="620" meta:character-count="3810" meta:non-whitespace-character-count="3196"/>
  </office:meta>
</office:document-meta>
</file>